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5" svg:font-family="'LM Roman 5'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gradient-name="Tango_20_Blue" draw:opacity="50%" draw:textarea-horizontal-align="justify" draw:textarea-vertical-align="middle" draw:auto-grow-height="false" draw:shadow-opacity="50%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fo:min-height="0.667cm"/>
    </style:style>
    <style:style style:name="gr5" style:family="graphic" style:parent-style-name="standard">
      <style:graphic-properties draw:stroke="none" svg:stroke-color="#000000" draw:fill="none" draw:fill-color="#ffffff" fo:min-height="0.534cm"/>
    </style:style>
    <style:style style:name="gr6" style:family="graphic" style:parent-style-name="standard">
      <style:graphic-properties draw:stroke="none" svg:stroke-color="#000000" draw:fill="none" draw:fill-color="#ffffff" fo:min-height="0.381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style:font-name="Ubuntu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style:font-name="Ubuntu" fo:font-size="12pt" fo:font-weight="bold" style:font-size-asian="12pt" style:font-weight-asian="bold" style:font-size-complex="12pt" style:font-weight-complex="bold"/>
    </style:style>
    <style:style style:name="P6" style:family="paragraph">
      <style:text-properties style:font-name="LM Roman 5" fo:font-size="10pt" fo:font-weight="bold" style:font-size-asian="10pt" style:font-weight-asian="bold" style:font-size-complex="10pt" style:font-weight-complex="bold"/>
    </style:style>
    <style:style style:name="P7" style:family="paragraph">
      <style:text-properties style:font-name="LM Roman 5" fo:font-size="12pt" fo:font-weight="bold" style:font-size-asian="12pt" style:font-weight-asian="bold" style:font-size-complex="12pt" style:font-weight-complex="bold"/>
    </style:style>
    <style:style style:name="P8" style:family="paragraph">
      <style:text-properties style:font-name="Ubuntu" fo:font-size="8pt" style:font-size-asian="8pt" style:font-size-complex="8pt"/>
    </style:style>
    <style:style style:name="T1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position="sub 58%" style:font-name="Ubuntu" fo:font-size="12pt" style:font-size-asian="12pt" style:font-size-complex="12pt"/>
    </style:style>
    <style:style style:name="T3" style:family="text">
      <style:text-properties style:font-name="Ubuntu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M Roman 5" fo:font-size="10pt" fo:font-weight="bold" style:font-size-asian="10pt" style:font-weight-asian="bold" style:font-size-complex="10pt" style:font-weight-complex="bold"/>
    </style:style>
    <style:style style:name="T6" style:family="text">
      <style:text-properties style:text-position="super 58%" style:font-name="LM Roman 5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LM Roman 5" fo:font-size="12pt" fo:font-weight="bold" style:font-size-asian="12pt" style:font-weight-asian="bold" style:font-size-complex="12pt" style:font-weight-complex="bold"/>
    </style:style>
    <style:style style:name="T8" style:family="text">
      <style:text-properties style:text-position="super 58%" style:font-name="LM Roman 5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Ubuntu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5.588cm" svg:height="0.762cm" svg:x="1.889cm" svg:y="11.088cm">
            <text:p text:style-name="P1"><text:span text:style-name="T1">W</text:span><text:span text:style-name="T2">1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1.889cm" svg:y="11.85cm">
            <text:p text:style-name="P1"><text:span text:style-name="T1">W</text:span><text:span text:style-name="T2">2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1.889cm" svg:y="12.612cm">
            <text:p text:style-name="P1"><text:span text:style-name="T3">...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1.889cm" svg:y="13.374cm">
            <text:p text:style-name="P1"><text:span text:style-name="T3">...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1.889cm" svg:y="14.136cm">
            <text:p text:style-name="P1"><text:span text:style-name="T3">...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1.889cm" svg:y="14.898cm">
            <text:p text:style-name="P1"><text:span text:style-name="T1">W</text:span><text:span text:style-name="T2">n - 1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1.889cm" svg:y="15.66cm">
            <text:p text:style-name="P1"><text:span text:style-name="T1">W</text:span><text:span text:style-name="T2">n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3.175cm" svg:height="1.397cm" svg:x="10.398cm" svg:y="13.12cm">
            <text:p text:style-name="P3"><text:span text:style-name="T4">Sum, Average,</text:span></text:p>
            <text:p text:style-name="P3"><text:span text:style-name="T4">Other...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5" draw:layer="layout" svg:width="0.762cm" svg:height="5.715cm" svg:x="14.843cm" svg:y="10.906cm">
            <text:p text:style-name="P4"><text:span text:style-name="T1">X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5" draw:layer="layout" svg:width="0.762cm" svg:height="4.064cm" svg:x="18.145cm" svg:y="11.723cm">
            <text:p text:style-name="P4"><text:span text:style-name="T1">H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5" draw:layer="layout" svg:width="0.762cm" svg:height="2.54cm" svg:x="21.447cm" svg:y="12.485cm">
            <text:p text:style-name="P4"><text:span text:style-name="T1">Y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" draw:text-style-name="P3" draw:layer="layout" svg:x1="7.477cm" svg:y1="15.986cm" svg:x2="10.398cm" svg:y2="14.081cm">
          <text:p/>
        </draw:line>
        <draw:line draw:style-name="gr2" draw:text-style-name="P3" draw:layer="layout" svg:x1="7.477cm" svg:y1="15.224cm" svg:x2="10.398cm" svg:y2="14.081cm">
          <text:p/>
        </draw:line>
        <draw:line draw:style-name="gr2" draw:text-style-name="P3" draw:layer="layout" svg:x1="7.477cm" svg:y1="11.414cm" svg:x2="10.398cm" svg:y2="13.573cm">
          <text:p/>
        </draw:line>
        <draw:line draw:style-name="gr2" draw:text-style-name="P3" draw:layer="layout" svg:x1="7.477cm" svg:y1="12.176cm" svg:x2="10.398cm" svg:y2="13.573cm">
          <text:p/>
        </draw:line>
        <draw:frame draw:style-name="gr3" draw:text-style-name="P3" draw:layer="layout" svg:width="2.006cm" svg:height="1.002cm" svg:x="8.522cm" svg:y="10.08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3" draw:layer="layout" svg:width="2.005cm" svg:height="1.002cm" svg:x="10.416cm" svg:y="16.62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6" draw:layer="layout" svg:width="1.143cm" svg:height="0.917cm" svg:x="8.747cm" svg:y="11.922cm">
          <draw:text-box>
            <text:p text:style-name="P6"><text:span text:style-name="T5">R</text:span><text:span text:style-name="T6">d</text:span></text:p>
          </draw:text-box>
        </draw:frame>
        <draw:frame draw:style-name="gr5" draw:text-style-name="P5" draw:layer="layout" svg:width="5.588cm" svg:height="0.784cm" svg:x="1.889cm" svg:y="10.017cm">
          <draw:text-box>
            <text:p text:style-name="P5"><text:span text:style-name="T1">Word Embedding Matrix</text:span></text:p>
          </draw:text-box>
        </draw:frame>
        <draw:frame draw:style-name="gr5" draw:text-style-name="P5" draw:layer="layout" svg:width="3.937cm" svg:height="0.784cm" svg:x="10.017cm" svg:y="12.154cm">
          <draw:text-box>
            <text:p text:style-name="P5"><text:span text:style-name="T1">Vectorizing</text:span></text:p>
          </draw:text-box>
        </draw:frame>
        <draw:frame draw:style-name="gr5" draw:text-style-name="P5" draw:layer="layout" svg:width="5.588cm" svg:height="0.784cm" svg:x="12.43cm" svg:y="9.995cm">
          <draw:text-box>
            <text:p text:style-name="P5"><text:span text:style-name="T1">Sentence Vector</text:span></text:p>
          </draw:text-box>
        </draw:frame>
        <draw:line draw:style-name="gr2" draw:text-style-name="P3" draw:layer="layout" svg:x1="13.573cm" svg:y1="13.7cm" svg:x2="14.843cm" svg:y2="13.7cm">
          <text:p/>
        </draw:line>
        <draw:frame draw:style-name="gr5" draw:text-style-name="P5" draw:layer="layout" svg:width="5.588cm" svg:height="0.784cm" svg:x="15.859cm" svg:y="10.779cm">
          <draw:text-box>
            <text:p text:style-name="P5"><text:span text:style-name="T1">Latent Vector</text:span></text:p>
          </draw:text-box>
        </draw:frame>
        <draw:line draw:style-name="gr2" draw:text-style-name="P3" draw:layer="layout" svg:x1="15.605cm" svg:y1="13.7cm" svg:x2="18.145cm" svg:y2="13.7cm">
          <text:p/>
        </draw:line>
        <draw:line draw:style-name="gr2" draw:text-style-name="P3" draw:layer="layout" svg:x1="18.907cm" svg:y1="13.7cm" svg:x2="21.447cm" svg:y2="13.7cm">
          <text:p/>
        </draw:line>
        <draw:frame draw:style-name="gr5" draw:text-style-name="P5" draw:layer="layout" svg:width="5.588cm" svg:height="0.784cm" svg:x="19.161cm" svg:y="11.646cm">
          <draw:text-box>
            <text:p text:style-name="P5"><text:span text:style-name="T1">Output Vector</text:span></text:p>
          </draw:text-box>
        </draw:frame>
        <draw:frame draw:style-name="gr4" draw:text-style-name="P7" draw:layer="layout" svg:width="1.397cm" svg:height="0.917cm" svg:x="16.24cm" svg:y="13.573cm">
          <draw:text-box>
            <text:p text:style-name="P7"><text:span text:style-name="T7">R</text:span><text:span text:style-name="T8">d</text:span></text:p>
          </draw:text-box>
        </draw:frame>
        <draw:line draw:style-name="gr2" draw:text-style-name="P3" draw:layer="layout" svg:x1="22.209cm" svg:y1="13.7cm" svg:x2="23.733cm" svg:y2="13.7cm">
          <text:p/>
        </draw:line>
        <draw:frame draw:style-name="gr4" draw:text-style-name="P7" draw:layer="layout" svg:width="1.397cm" svg:height="0.917cm" svg:x="19.441cm" svg:y="13.574cm">
          <draw:text-box>
            <text:p text:style-name="P7"><text:span text:style-name="T7">R</text:span><text:span text:style-name="T8">h</text:span></text:p>
          </draw:text-box>
        </draw:frame>
        <draw:frame draw:style-name="gr4" draw:text-style-name="P7" draw:layer="layout" svg:width="1.397cm" svg:height="0.917cm" svg:x="22.242cm" svg:y="13.575cm">
          <draw:text-box>
            <text:p text:style-name="P7"><text:span text:style-name="T7">R</text:span><text:span text:style-name="T8">o</text:span></text:p>
          </draw:text-box>
        </draw:frame>
        <draw:frame draw:style-name="gr6" draw:text-style-name="P8" draw:layer="layout" svg:width="2.667cm" svg:height="0.631cm" svg:x="15.605cm" svg:y="13.069cm">
          <draw:text-box>
            <text:p text:style-name="P8"><text:span text:style-name="T9">Fully Connected</text:span></text:p>
          </draw:text-box>
        </draw:frame>
        <draw:frame draw:style-name="gr6" draw:text-style-name="P8" draw:layer="layout" svg:width="2.667cm" svg:height="0.631cm" svg:x="18.906cm" svg:y="13.07cm">
          <draw:text-box>
            <text:p text:style-name="P8"><text:span text:style-name="T9">Fully Connect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5" svg:font-family="'LM Roman 5'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4T23:40:55.313731245</meta:creation-date>
    <dc:date>2017-10-25T18:31:05.574702509</dc:date>
    <meta:editing-duration>P2DT17H3M41S</meta:editing-duration>
    <meta:editing-cycles>10</meta:editing-cycles>
    <meta:generator>LibreOffice/4.2.8.2$Linux_X86_64 LibreOffice_project/420m0$Build-2</meta:generator>
    <meta:document-statistic meta:object-count="33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style mathvariant="bold">
      <msup>
        <mi>R</mi>
        <mi>d</mi>
      </msup>
    </mstyle>
    <annotation encoding="StarMath 5.0">bold{ R }^d</annotation>
  </semantics>
</math>
</file>